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7cm" svg:height="9.005cm" svg:x="1.074cm" svg:y="4.94cm">
            <draw:object draw:notify-on-update-of-ranges="Feuille1.A5:Feuille1.A7 Feuille1.B3:Feuille1.B3 Feuille1.C5:Feuille1.C7 Feuille1.D3:Feuille1.D3 Feuille1.E5:Feuille1.E7 Feuille1.F3:Feuille1.F3 Feuille1.G5:Feuille1.G7 Feuille1.H3:Feuille1.H3 Feuille1.I5:Feuille1.I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9.633cm" svg:y="4.756cm">
            <draw:object draw:notify-on-update-of-ranges="Feuille1.A5:Feuille1.A7 Feuille1.D3:Feuille1.D3 Feuille1.E5:Feuille1.E7 Feuille1.F3:Feuille1.F3 Feuille1.G5:Feuille1.G7 Feuille1.H3:Feuille1.H3 Feuille1.I5:Feuille1.I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JDK7 SFP – RPi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JDK7 SFP – BBB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JDK7 HFP – BBB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JDK8 HFP – BBB</text:p>
          </table:table-cell>
          <table:covered-table-cell table:style-name="ce5"/>
        </table:table-row>
        <table:table-row table:style-name="ro1">
          <table:table-cell/>
          <table:table-cell table:style-name="ce4" office:value-type="string" calcext:value-type="string">
            <text:p>Temps (ms)</text:p>
          </table:table-cell>
          <table:table-cell table:style-name="ce6" office:value-type="string" calcext:value-type="string">
            <text:p>Base 100</text:p>
          </table:table-cell>
          <table:table-cell table:style-name="ce4" office:value-type="string" calcext:value-type="string">
            <text:p>Temps (ms)</text:p>
          </table:table-cell>
          <table:table-cell table:style-name="ce6" office:value-type="string" calcext:value-type="string">
            <text:p>Base 100</text:p>
          </table:table-cell>
          <table:table-cell table:style-name="ce4" office:value-type="string" calcext:value-type="string">
            <text:p>Temps (ms)</text:p>
          </table:table-cell>
          <table:table-cell table:style-name="ce6" office:value-type="string" calcext:value-type="string">
            <text:p>Base 100</text:p>
          </table:table-cell>
          <table:table-cell table:style-name="ce4" office:value-type="string" calcext:value-type="string">
            <text:p>Temps (ms)</text:p>
          </table:table-cell>
          <table:table-cell table:style-name="ce6" office:value-type="string" calcext:value-type="string">
            <text:p>Base 100</text:p>
          </table:table-cell>
        </table:table-row>
        <table:table-row table:style-name="ro2">
          <table:table-cell table:style-name="ce1" office:value-type="string" calcext:value-type="string">
            <text:p>avrora</text:p>
          </table:table-cell>
          <table:table-cell table:style-name="ce4" office:value-type="float" office:value="235707" calcext:value-type="float">
            <text:p>235707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51291" calcext:value-type="float">
            <text:p>51291</text:p>
          </table:table-cell>
          <table:table-cell table:style-name="ce7" table:formula="of:=[.D5]/[.B5]*100" office:value-type="float" office:value="21.7604907788059" calcext:value-type="float">
            <text:p>21,76</text:p>
          </table:table-cell>
          <table:table-cell table:style-name="ce4" office:value-type="float" office:value="53966" calcext:value-type="float">
            <text:p>53966</text:p>
          </table:table-cell>
          <table:table-cell table:style-name="ce7" table:formula="of:=[.F5]/[.B5]*100" office:value-type="float" office:value="22.8953743418736" calcext:value-type="float">
            <text:p>22,90</text:p>
          </table:table-cell>
          <table:table-cell table:style-name="ce4" office:value-type="float" office:value="55046" calcext:value-type="float">
            <text:p>55046</text:p>
          </table:table-cell>
          <table:table-cell table:style-name="ce7" table:formula="of:=[.H5]/[.B5]*100" office:value-type="float" office:value="23.3535703224766" calcext:value-type="float">
            <text:p>23,35</text:p>
          </table:table-cell>
        </table:table-row>
        <table:table-row table:style-name="ro2">
          <table:table-cell table:style-name="ce1" office:value-type="string" calcext:value-type="string">
            <text:p>fop</text:p>
          </table:table-cell>
          <table:table-cell table:style-name="ce4" office:value-type="float" office:value="56230" calcext:value-type="float">
            <text:p>56230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23183" calcext:value-type="float">
            <text:p>23183</text:p>
          </table:table-cell>
          <table:table-cell table:style-name="ce7" table:formula="of:=[.D6]/[.B6]*100" office:value-type="float" office:value="41.2288813800462" calcext:value-type="float">
            <text:p>41,23</text:p>
          </table:table-cell>
          <table:table-cell table:style-name="ce4" office:value-type="float" office:value="22494" calcext:value-type="float">
            <text:p>22494</text:p>
          </table:table-cell>
          <table:table-cell table:style-name="ce7" table:formula="of:=[.F6]/[.B6]*100" office:value-type="float" office:value="40.0035568202027" calcext:value-type="float">
            <text:p>40,00</text:p>
          </table:table-cell>
          <table:table-cell table:style-name="ce4" office:value-type="float" office:value="23941" calcext:value-type="float">
            <text:p>23941</text:p>
          </table:table-cell>
          <table:table-cell table:style-name="ce7" table:formula="of:=[.H6]/[.B6]*100" office:value-type="float" office:value="42.5769162368842" calcext:value-type="float">
            <text:p>42,58</text:p>
          </table:table-cell>
        </table:table-row>
        <table:table-row table:style-name="ro2">
          <table:table-cell table:style-name="ce1" office:value-type="string" calcext:value-type="string">
            <text:p>xalan</text:p>
          </table:table-cell>
          <table:table-cell table:style-name="ce4" office:value-type="float" office:value="212199" calcext:value-type="float">
            <text:p>212199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64394" calcext:value-type="float">
            <text:p>64394</text:p>
          </table:table-cell>
          <table:table-cell table:style-name="ce7" table:formula="of:=[.D7]/[.B7]*100" office:value-type="float" office:value="30.3460431010514" calcext:value-type="float">
            <text:p>30,35</text:p>
          </table:table-cell>
          <table:table-cell table:style-name="ce4" office:value-type="float" office:value="65928" calcext:value-type="float">
            <text:p>65928</text:p>
          </table:table-cell>
          <table:table-cell table:style-name="ce7" table:formula="of:=[.F7]/[.B7]*100" office:value-type="float" office:value="31.0689494295449" calcext:value-type="float">
            <text:p>31,07</text:p>
          </table:table-cell>
          <table:table-cell table:style-name="ce4" office:value-type="float" office:value="66821" calcext:value-type="float">
            <text:p>66821</text:p>
          </table:table-cell>
          <table:table-cell table:style-name="ce7" table:formula="of:=[.H7]/[.B7]*100" office:value-type="float" office:value="31.4897808189482" calcext:value-type="float">
            <text:p>31,49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7" number:min-integer-digits="1"/>
    </number:number-style>
    <number:number-style style:name="N116">
      <number:number number:decimal-places="18" number:min-integer-digits="1"/>
    </number:number-style>
    <number:number-style style:name="N117">
      <number:number number:decimal-places="19" number:min-integer-digits="1"/>
    </number:number-style>
    <number:number-style style:name="N118">
      <number:number number:decimal-places="20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HUET</meta:initial-creator>
    <meta:creation-date>2013-12-15T11:14:13.388349434</meta:creation-date>
    <dc:date>2013-12-15T12:18:37.856666110</dc:date>
    <dc:creator>Laurent HUET</dc:creator>
    <meta:editing-duration>PT49M12S</meta:editing-duration>
    <meta:editing-cycles>3</meta:editing-cycles>
    <meta:generator>LibreOffice/4.1.3.2$Linux_X86_64 LibreOffice_project/410m0$Build-2</meta:generator>
    <meta:document-statistic meta:table-count="1" meta:cell-count="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491cm" svg:y="3.457cm" style:legend-expansion="high" chart:style-name="ch2"/>
        <chart:plot-area chart:style-name="ch3" table:cell-range-address="Feuille1.A5:Feuille1.A7 Feuille1.B3:Feuille1.B3 Feuille1.C5:Feuille1.C7 Feuille1.D3:Feuille1.D3 Feuille1.E5:Feuille1.E7 Feuille1.F3:Feuille1.F3 Feuille1.G5:Feuille1.G7 Feuille1.H3:Feuille1.H3 Feuille1.I5:Feuille1.I7" chart:data-source-has-labels="both" svg:x="0.769cm" svg:y="0.855cm" svg:width="11.084cm" svg:height="7.551cm">
          <chartooo:coordinate-region svg:x="1.576cm" svg:y="1.054cm" svg:width="10.277cm" svg:height="6.705cm"/>
          <chart:axis chart:dimension="x" chart:name="primary-x" chart:style-name="ch4" chartooo:axis-type="auto">
            <chartooo:date-scale/>
            <chart:categories table:cell-range-address="Feuille1.A5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5:Feuille1.C7" chart:label-cell-address="Feuille1.B3:Feuille1.B3" chart:class="chart:bar">
            <chart:data-point chart:repeated="3"/>
          </chart:series>
          <chart:series chart:style-name="ch8" chart:values-cell-range-address="Feuille1.E5:Feuille1.E7" chart:label-cell-address="Feuille1.D3:Feuille1.D3" chart:class="chart:bar">
            <chart:data-point chart:repeated="3"/>
          </chart:series>
          <chart:series chart:style-name="ch9" chart:values-cell-range-address="Feuille1.G5:Feuille1.G7" chart:label-cell-address="Feuille1.F3:Feuille1.F3" chart:class="chart:bar">
            <chart:data-point chart:repeated="3"/>
          </chart:series>
          <chart:series chart:style-name="ch10" chart:values-cell-range-address="Feuille1.I5:Feuille1.I7" chart:label-cell-address="Feuille1.H3:Feuille1.H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K7 SFP – RPi</text:p>
                <draw:g>
                  <svg:desc>Feuille1.B3:Feuille1.B3</svg:desc>
                </draw:g>
              </table:table-cell>
              <table:table-cell office:value-type="string">
                <text:p>JDK7 SFP – BBB</text:p>
                <draw:g>
                  <svg:desc>Feuille1.D3:Feuille1.D3</svg:desc>
                </draw:g>
              </table:table-cell>
              <table:table-cell office:value-type="string">
                <text:p>JDK7 HFP – BBB</text:p>
                <draw:g>
                  <svg:desc>Feuille1.F3:Feuille1.F3</svg:desc>
                </draw:g>
              </table:table-cell>
              <table:table-cell office:value-type="string">
                <text:p>JDK8 HFP – BBB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Feuille1.A5:Feuille1.A7</svg:desc>
                </draw:g>
              </table:table-cell>
              <table:table-cell office:value-type="float" office:value="100">
                <text:p>100</text:p>
                <draw:g>
                  <svg:desc>Feuille1.C5:Feuille1.C7</svg:desc>
                </draw:g>
              </table:table-cell>
              <table:table-cell office:value-type="float" office:value="21.7604907788059">
                <text:p>21.7604907788059</text:p>
                <draw:g>
                  <svg:desc>Feuille1.E5:Feuille1.E7</svg:desc>
                </draw:g>
              </table:table-cell>
              <table:table-cell office:value-type="float" office:value="22.8953743418736">
                <text:p>22.8953743418736</text:p>
                <draw:g>
                  <svg:desc>Feuille1.G5:Feuille1.G7</svg:desc>
                </draw:g>
              </table:table-cell>
              <table:table-cell office:value-type="float" office:value="23.3535703224766">
                <text:p>23.3535703224766</text:p>
                <draw:g>
                  <svg:desc>Feuille1.I5:Feuille1.I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100">
                <text:p>100</text:p>
              </table:table-cell>
              <table:table-cell office:value-type="float" office:value="41.2288813800462">
                <text:p>41.2288813800462</text:p>
              </table:table-cell>
              <table:table-cell office:value-type="float" office:value="40.0035568202027">
                <text:p>40.0035568202027</text:p>
              </table:table-cell>
              <table:table-cell office:value-type="float" office:value="42.5769162368842">
                <text:p>42.5769162368842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100">
                <text:p>100</text:p>
              </table:table-cell>
              <table:table-cell office:value-type="float" office:value="30.3460431010514">
                <text:p>30.3460431010514</text:p>
              </table:table-cell>
              <table:table-cell office:value-type="float" office:value="31.0689494295449">
                <text:p>31.0689494295449</text:p>
              </table:table-cell>
              <table:table-cell office:value-type="float" office:value="31.4897808189482">
                <text:p>31.4897808189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491cm" svg:y="3.706cm" style:legend-expansion="high" chart:style-name="ch2"/>
        <chart:plot-area chart:style-name="ch3" table:cell-range-address="Feuille1.A5:Feuille1.A7 Feuille1.D3:Feuille1.D3 Feuille1.E5:Feuille1.E7 Feuille1.F3:Feuille1.F3 Feuille1.G5:Feuille1.G7 Feuille1.H3:Feuille1.H3 Feuille1.I5:Feuille1.I7" chart:data-source-has-labels="both" svg:x="0.769cm" svg:y="0.855cm" svg:width="11.084cm" svg:height="7.551cm">
          <chartooo:coordinate-region svg:x="1.39cm" svg:y="1.054cm" svg:width="10.463cm" svg:height="6.705cm"/>
          <chart:axis chart:dimension="x" chart:name="primary-x" chart:style-name="ch4" chartooo:axis-type="auto">
            <chartooo:date-scale/>
            <chart:categories table:cell-range-address="Feuille1.A5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5:Feuille1.E7" chart:label-cell-address="Feuille1.D3:Feuille1.D3" chart:class="chart:bar">
            <chart:data-point chart:repeated="3"/>
          </chart:series>
          <chart:series chart:style-name="ch8" chart:values-cell-range-address="Feuille1.G5:Feuille1.G7" chart:label-cell-address="Feuille1.F3:Feuille1.F3" chart:class="chart:bar">
            <chart:data-point chart:repeated="3"/>
          </chart:series>
          <chart:series chart:style-name="ch9" chart:values-cell-range-address="Feuille1.I5:Feuille1.I7" chart:label-cell-address="Feuille1.H3:Feuille1.H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K7 SFP – BBB</text:p>
                <draw:g>
                  <svg:desc>Feuille1.D3:Feuille1.D3</svg:desc>
                </draw:g>
              </table:table-cell>
              <table:table-cell office:value-type="string">
                <text:p>JDK7 HFP – BBB</text:p>
                <draw:g>
                  <svg:desc>Feuille1.F3:Feuille1.F3</svg:desc>
                </draw:g>
              </table:table-cell>
              <table:table-cell office:value-type="string">
                <text:p>JDK8 HFP – BBB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Feuille1.A5:Feuille1.A7</svg:desc>
                </draw:g>
              </table:table-cell>
              <table:table-cell office:value-type="float" office:value="21.7604907788059">
                <text:p>21.7604907788059</text:p>
                <draw:g>
                  <svg:desc>Feuille1.E5:Feuille1.E7</svg:desc>
                </draw:g>
              </table:table-cell>
              <table:table-cell office:value-type="float" office:value="22.8953743418736">
                <text:p>22.8953743418736</text:p>
                <draw:g>
                  <svg:desc>Feuille1.G5:Feuille1.G7</svg:desc>
                </draw:g>
              </table:table-cell>
              <table:table-cell office:value-type="float" office:value="23.3535703224766">
                <text:p>23.3535703224766</text:p>
                <draw:g>
                  <svg:desc>Feuille1.I5:Feuille1.I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41.2288813800462">
                <text:p>41.2288813800462</text:p>
              </table:table-cell>
              <table:table-cell office:value-type="float" office:value="40.0035568202027">
                <text:p>40.0035568202027</text:p>
              </table:table-cell>
              <table:table-cell office:value-type="float" office:value="42.5769162368842">
                <text:p>42.5769162368842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30.3460431010514">
                <text:p>30.3460431010514</text:p>
              </table:table-cell>
              <table:table-cell office:value-type="float" office:value="31.0689494295449">
                <text:p>31.0689494295449</text:p>
              </table:table-cell>
              <table:table-cell office:value-type="float" office:value="31.4897808189482">
                <text:p>31.48978081894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